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list-style-name="L1"/>
    <style:style style:name="P2" style:family="paragraph" style:parent-style-name="Table_20_Contents">
      <style:text-properties officeooo:rsid="003e609b" officeooo:paragraph-rsid="003e60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field:title}</text:p>
      <text:p text:style-name="Standard"/>
      <text:p text:style-name="Standard">Data : </text:p>
      <text:list text:style-name="L1">
        <text:list-item>
          <text:p text:style-name="P1">Value A : {field:value_a}</text:p>
        </text:list-item>
        <text:list-item>
          <text:p text:style-name="P1">Value B : {field:value_b}</text:p>
        </text:list-item>
      </text:list>
      <text:p text:style-name="Standard"/>
      <text:p text:style-name="Standard">[SEGMENT multiple_data]</text:p>
      <text:p text:style-name="Standard"/>
      <text:p text:style-name="Standard">{field:name}</text:p>
      <text:p text:style-name="Standard"/>
      <text:p text:style-name="Standard">[IF test_data]</text:p>
      <text:p text:style-name="Standard">ok</text:p>
      <text:p text:style-name="Standard">[/IF test_data]</text:p>
      <text:p text:style-name="Standard"/>
      <text:p text:style-name="Standard">[/SEGMENT multiple_data]</text:p>
      <text:p text:style-name="Standard"/>
      <text:p text:style-name="Standard">{qrcode:url,size:150}</text:p>
      <text:p text:style-name="Standard"/>
      <text:p text:style-name="Standard">{image:image_url}</text:p>
      <text:p text:style-name="Standard"/>
      <text:p text:style-name="Standard">{date:test_date}</text:p>
      <text:p text:style-name="Standard"/>
      <text:p text:style-name="Standard">{md:markdown_content}</text:p>
      <text:p text:style-name="Standard"/>
      <text:p text:style-name="Standard">[TABLE test_table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</text:p>
          </table:table-cell>
          <table:table-cell table:style-name="Table1.B1" office:value-type="string">
            <text:p text:style-name="P2">B</text:p>
          </table:table-cell>
        </table:table-row>
        <table:table-row>
          <table:table-cell table:style-name="Table1.A2" office:value-type="string">
            <text:p text:style-name="Table_20_Contents">{field:foo}</text:p>
          </table:table-cell>
          <table:table-cell table:style-name="Table1.B2" office:value-type="string">
            <text:p text:style-name="Table_20_Contents">{field:bar}</text:p>
          </table:table-cell>
        </table:table-row>
      </table:table>
      <text:p text:style-name="Standard">[/TABLE test_table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évin DUBUC</meta:initial-creator>
    <meta:creation-date>2018-03-21T15:50:14</meta:creation-date>
    <dc:date>2025-08-11T10:21:48.571280000</dc:date>
    <meta:editing-duration>PT12H20S</meta:editing-duration>
    <meta:editing-cycles>50</meta:editing-cycles>
    <meta:generator>LibreOffice/25.2.3.2$MacOSX_AARCH64 LibreOffice_project/bbb074479178df812d175f709636b368952c2ce3</meta:generator>
    <meta:document-statistic meta:table-count="1" meta:image-count="0" meta:object-count="0" meta:page-count="1" meta:paragraph-count="22" meta:word-count="39" meta:character-count="315" meta:non-whitespace-character-count="299"/>
  </office:meta>
</office:document-meta>
</file>